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 Neue" svg:font-family="'Helvetica Neue', Helvetica, Roboto, Arial, sans-serif"/>
    <style:font-face style:name="Inter" svg:font-family="Inter, 'Noto Sans JP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68011" officeooo:paragraph-rsid="00168011"/>
    </style:style>
    <style:style style:name="P2" style:family="paragraph" style:parent-style-name="Text_20_body">
      <style:text-properties officeooo:rsid="00168011" officeooo:paragraph-rsid="00168011"/>
    </style:style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  <style:text-properties officeooo:rsid="00168011" officeooo:paragraph-rsid="00168011"/>
    </style:style>
    <style:style style:name="P6" style:family="paragraph" style:parent-style-name="Heading_20_1">
      <style:text-properties officeooo:rsid="00168011" officeooo:paragraph-rsid="00168011"/>
    </style:style>
    <style:style style:name="P7" style:family="paragraph" style:parent-style-name="Heading_20_2">
      <style:text-properties officeooo:paragraph-rsid="00168011"/>
    </style:style>
    <style:style style:name="P8" style:family="paragraph" style:parent-style-name="Text_20_body">
      <style:text-properties officeooo:paragraph-rsid="00168011"/>
    </style:style>
    <style:style style:name="P9" style:family="paragraph" style:parent-style-name="Text_20_body">
      <style:paragraph-properties fo:margin-left="0in" fo:margin-right="0in" fo:margin-top="0in" fo:margin-bottom="0.2602in" style:contextual-spacing="false" fo:text-indent="0in" style:auto-text-indent="false"/>
      <style:text-properties officeooo:paragraph-rsid="00168011" loext:padding="0in" loext:border="none"/>
    </style:style>
    <style:style style:name="P10" style:family="paragraph" style:parent-style-name="Preformatted_20_Text" style:list-style-name="L1"/>
    <style:style style:name="P11" style:family="paragraph" style:parent-style-name="Heading_20_1">
      <style:text-properties officeooo:rsid="00176616" officeooo:paragraph-rsid="00176616"/>
    </style:style>
    <style:style style:name="P12" style:family="paragraph" style:parent-style-name="Text_20_body">
      <style:text-properties officeooo:paragraph-rsid="00176616"/>
    </style:style>
    <style:style style:name="T1" style:family="text">
      <style:text-properties fo:color="#323e48" loext:opacity="100%" fo:font-weight="bold" loext:padding="0in" loext:border="none"/>
    </style:style>
    <style:style style:name="T2" style:family="text">
      <style:text-properties fo:font-weight="bold"/>
    </style:style>
    <style:style style:name="T3" style:family="text">
      <style:text-properties fo:font-weight="bold" loext:padding="0in" loext:border="none"/>
    </style:style>
    <style:style style:name="T4" style:family="text">
      <style:text-properties loext:padding="0in" loext:border="none"/>
    </style:style>
    <style:style style:name="T5" style:family="text">
      <style:text-properties fo:color="#333333" loext:opacity="100%" style:text-line-through-style="none" style:text-line-through-type="none" style:text-underline-style="none" fo:font-weight="bold" style:text-blinking="false" fo:background-color="transparent" loext:char-shading-value="0" loext:padding="0in" loext:border="non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teral Movement: IDS, IPS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3"><text:a xlink:type="simple" xlink:href="#__RefHeading___Toc3382_3455284213" text:style-name="Index_20_Link" text:visited-style-name="Index_20_Link">Executive Summary<text:tab/>2</text:a></text:p>
          <text:p text:style-name="P3"><text:a xlink:type="simple" xlink:href="#__RefHeading___Toc3384_3455284213" text:style-name="Index_20_Link" text:visited-style-name="Index_20_Link">Streaming links and notes<text:tab/>2</text:a></text:p>
          <text:p text:style-name="P4"><text:a xlink:type="simple" xlink:href="#__RefHeading___Toc3386_3455284213" text:style-name="Index_20_Link" text:visited-style-name="Index_20_Link">Lateral Movement Techniques<text:tab/>2</text:a></text:p>
          <text:p text:style-name="P4"><text:a xlink:type="simple" xlink:href="#__RefHeading___Toc3388_3455284213" text:style-name="Index_20_Link" text:visited-style-name="Index_20_Link">Lateral movement guide: Remote code execution in Windows<text:tab/>2</text:a></text:p>
          <text:p text:style-name="P3"><text:a xlink:type="simple" xlink:href="#__RefHeading___Toc3390_3455284213" text:style-name="Index_20_Link" text:visited-style-name="Index_20_Link">windows link list<text:tab/>2</text:a></text:p>
        </text:index-body>
      </text:table-of-content>
      <text:p text:style-name="P2"/>
      <text:h text:style-name="P5" text:outline-level="1"><text:bookmark-start text:name="__RefHeading___Toc3382_3455284213"/>Executive Summary<text:bookmark-end text:name="__RefHeading___Toc3382_3455284213"/></text:h>
      <text:p text:style-name="P2">This is my, for me, research into detecting and preventing a hackers lateral movement.</text:p>
      <text:p text:style-name="P2"/>
      <text:h text:style-name="P6" text:outline-level="1"><text:bookmark-start text:name="__RefHeading___Toc3384_3455284213"/>Streaming links and notes<text:bookmark-end text:name="__RefHeading___Toc3384_3455284213"/></text:h>
      <text:h text:style-name="P7" text:outline-level="2"><text:bookmark-start text:name="__RefHeading___Toc3386_3455284213"/><text:span text:style-name="T1">Lateral Movement Techniques</text:span><text:bookmark-end text:name="__RefHeading___Toc3386_3455284213"/></text:h>
      <text:p text:style-name="P8"><text:a xlink:type="simple" xlink:href="https://www.fortinet.com/resources/cyberglossary/lateral-movement" text:style-name="Internet_20_link" text:visited-style-name="Visited_20_Internet_20_Link">https://www.fortinet.com/resources/cyberglossary/lateral-movement</text:a></text:p>
      <text:p text:style-name="P9">Some examples of lateral movement paths (LMPs) that criminals would pursue in an infected system are: </text:p>
      <text:list text:style-name="L1">
        <text:list-item>
          <text:p text:style-name="P10"><text:span text:style-name="T2">Internal spear phishing</text:span>, which is when someone gains access to a company's email network by hacking a user's account and then targeting specific people or groups within the organization</text:p>
        </text:list-item>
        <text:list-item>
          <text:p text:style-name="P10"><text:span text:style-name="T2">Pass the hash (PtH) attacks</text:span>. PtH attacks are when a hacker gets the hash of a password, which is created by an encryption system, and passes that through the authentication system to gain access.</text:p>
        </text:list-item>
        <text:list-item>
          <text:p text:style-name="P10"><text:span text:style-name="T3">Pass the ticket (PtT) attacks</text:span><text:span text:style-name="T4">, which happen when an attacker gains inside access and steals </text:span><text:a xlink:type="simple" xlink:href="https://www.fortinet.com/resources/cyberglossary/kerberos-authentication" text:style-name="Internet_20_link" text:visited-style-name="Visited_20_Internet_20_Link"><text:span text:style-name="T5">Kerberos</text:span></text:a><text:span text:style-name="T4"> tickets to gain access to other computers or files</text:span></text:p>
        </text:list-item>
        <text:list-item>
          <text:p text:style-name="P10"><text:span text:style-name="T2">Remote services exploitation</text:span>. This is when an attacker uses someone's access to remote services, such as Zoom video conferences, to gain access to sensitive resources within a company.</text:p>
        </text:list-item>
        <text:list-item>
          <text:p text:style-name="P10"><text:span text:style-name="T2">Secure Shell (SSH) hijacking</text:span>, SSH enables users to access macOS and Linux systems, and SSH hijacking is when a hacker deploys a legitimate user's SSH session to move laterally to infect other users or systems.</text:p>
        </text:list-item>
        <text:list-item>
          <text:p text:style-name="P10"><text:span text:style-name="T2">Windows admin shares</text:span>. Windows admin shares enable someone to access user computers that are connected to a network, so hackers steal them to spread infections to other computers.</text:p>
        </text:list-item>
      </text:list>
      <text:p text:style-name="Preformatted_20_Text">These lateral movement examples demonstrate that attackers leverage systematic vulnerability exploitation to exfiltrate data and/or steal credentials to gain network access.</text:p>
      <text:p text:style-name="Preformatted_20_Text"/>
      <text:p text:style-name="Preformatted_20_Text"/>
      <text:p text:style-name="P8"/>
      <text:h text:style-name="Heading_20_2" text:outline-level="2"><text:bookmark-start text:name="__RefHeading___Toc3388_3455284213"/>Lateral movement guide: Remote code execution in Windows<text:bookmark-end text:name="__RefHeading___Toc3388_3455284213"/></text:h>
      <text:p text:style-name="P8"><text:a xlink:type="simple" xlink:href="https://hackmag.com/security/lateral-guide/" text:style-name="Internet_20_link" text:visited-style-name="Visited_20_Internet_20_Link">https://hackmag.com/security/lateral-guide/</text:a></text:p>
      <text:p text:style-name="P8"/>
      <text:h text:style-name="P11" text:outline-level="1"><text:bookmark-start text:name="__RefHeading___Toc3390_3455284213"/>windows link list<text:bookmark-end text:name="__RefHeading___Toc3390_3455284213"/></text:h>
      <text:p text:style-name="P12"><text:a xlink:type="simple" xlink:href="https://medium.com/@zycc2727/active-directory-exploitation-lateral-movement-and-pivoting-7e5b3e2e7352" text:style-name="Internet_20_link" text:visited-style-name="Visited_20_Internet_20_Link">https://medium.com/@zycc2727/active-directory-exploitation-lateral-movement-and-pivoting-7e5b3e2e7352</text:a></text:p>
      <text:p text:style-name="P12"/>
      <text:p text:style-name="P12"><text:a xlink:type="simple" xlink:href="https://www.cynet.com/attack-techniques-hands-on/lateral-movement-techniques/" text:style-name="Internet_20_link" text:visited-style-name="Visited_20_Internet_20_Link">https://www.cynet.com/attack-techniques-hands-on/lateral-movement-techniques/</text:a></text:p>
      <text:p text:style-name="P12"/>
      <text:p text:style-name="P12"><text:a xlink:type="simple" xlink:href="https://truefort.com/lateral-movement-techniques/" text:style-name="Internet_20_link" text:visited-style-name="Visited_20_Internet_20_Link"><text:soft-page-break/>https://truefort.com/lateral-movement-techniques/</text:a></text:p>
      <text:p text:style-name="P12"><text:a xlink:type="simple" xlink:href="https://benheater.com/tryhackme-lateral-movement-pivoting/" text:style-name="Internet_20_link" text:visited-style-name="Visited_20_Internet_20_Link">https://benheater.com/tryhackme-lateral-movement-pivoting/</text:a></text:p>
      <text:p text:style-name="P12"><text:a xlink:type="simple" xlink:href="https://benheater.com/journey-to-oscp/" text:style-name="Internet_20_link" text:visited-style-name="Visited_20_Internet_20_Link">https://benheater.com/journey-to-oscp/</text:a></text:p>
      <text:p text:style-name="P12"><text:a xlink:type="simple" xlink:href="https://benheater.com/free-training-resources-cybersec-and-it/" text:style-name="Internet_20_link" text:visited-style-name="Visited_20_Internet_20_Link">https://benheater.com/free-training-resources-cybersec-and-it/</text:a></text:p>
      <text:p text:style-name="P12"><text:a xlink:type="simple" xlink:href="https://benheater.com/my-ctf-methodology/" text:style-name="Internet_20_link" text:visited-style-name="Visited_20_Internet_20_Link">https://benheater.com/my-ctf-methodology/</text:a></text:p>
      <text:p text:style-name="P12"/>
      <text:p text:style-name="P12"/>
      <text:p text:style-name="P12"/>
      <text:p text:style-name="P12"/>
      <text:p text:style-name="P12"><text:a xlink:type="simple" xlink:href="https://www.techtarget.com/searchsecurity/tip/Common-lateral-movement-techniques-and-how-to-prevent-them" text:style-name="Internet_20_link" text:visited-style-name="Visited_20_Internet_20_Link">https://www.techtarget.com/searchsecurity/tip/Common-lateral-movement-techniques-and-how-to-prevent-them</text:a></text:p>
      <text:p text:style-name="P12"/>
      <text:p text:style-name="P12"><text:a xlink:type="simple" xlink:href="https://learn.microsoft.com/en-us/defender-for-identity/understand-lateral-movement-paths" text:style-name="Internet_20_link" text:visited-style-name="Visited_20_Internet_20_Link">https://learn.microsoft.com/en-us/defender-for-identity/understand-lateral-movement-paths</text:a></text:p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 Neue" svg:font-family="'Helvetica Neue', Helvetica, Roboto, Arial, sans-serif"/>
    <style:font-face style:name="Inter" svg:font-family="Inter, 'Noto Sans JP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15:09:59.992423452</meta:creation-date>
    <dc:date>2025-05-08T19:11:52.302538713</dc:date>
    <meta:editing-duration>PT2H39M58S</meta:editing-duration>
    <meta:editing-cycles>2</meta:editing-cycles>
    <meta:generator>LibreOffice/24.8.6.2$Linux_X86_64 LibreOffice_project/d50be90c1d90f0f90a5235ffcbbafbbfa38a83c2</meta:generator>
    <meta:document-statistic meta:table-count="0" meta:image-count="0" meta:object-count="0" meta:page-count="3" meta:paragraph-count="32" meta:word-count="299" meta:character-count="2539" meta:non-whitespace-character-count="2277"/>
  </office:meta>
</office:document-meta>
</file>